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3.62cm" fo:min-width="7.296cm"/>
    </style:style>
    <style:style style:name="gr3" style:family="graphic" style:parent-style-name="standard">
      <style:graphic-properties draw:textarea-horizontal-align="justify" draw:textarea-vertical-align="middle" draw:auto-grow-height="false" fo:min-height="5.4cm" fo:min-width="6.4cm"/>
    </style:style>
    <style:style style:name="gr4" style:family="graphic" style:parent-style-name="standard">
      <style:graphic-properties draw:fill="solid" draw:fill-color="#1b75bc" draw:textarea-horizontal-align="justify" draw:textarea-vertical-align="middle" draw:auto-grow-height="false" fo:min-height="7.4cm" fo:min-width="3.2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1.8cm" fo:min-width="4.2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0.3cm" fo:min-width="3.806cm"/>
    </style:style>
    <style:style style:name="gr7" style:family="graphic" style:parent-style-name="standard">
      <style:graphic-properties draw:fill="solid" draw:fill-color="#bce4e5" draw:textarea-vertical-align="middle" draw:auto-grow-height="false" fo:min-height="0.126cm" fo:min-width="4.133cm"/>
    </style:style>
    <style:style style:name="gr8" style:family="graphic" style:parent-style-name="standard">
      <style:graphic-properties draw:stroke="none" draw:fill="none" fo:min-height="0.976cm"/>
    </style:style>
    <style:style style:name="gr9" style:family="graphic" style:parent-style-name="standard">
      <style:graphic-properties draw:stroke="none" draw:fill="none" fo:min-height="3.1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18.2cm"/>
    </style:style>
    <style:style style:name="pr10" style:family="presentation" style:parent-style-name="Vivid2-subtitle">
      <style:graphic-properties draw:fill-color="#ffffff" fo:min-height="19.4cm"/>
    </style:style>
    <style:style style:name="pr11" style:family="presentation" style:parent-style-name="Vivid2-subtitle">
      <style:graphic-properties draw:fill-color="#ffffff" fo:min-height="19.0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loext:graphic-properties draw:fill-color="#ffffff"/>
      <style:text-properties fo:font-size="66pt" style:font-size-asian="66pt" style:font-size-complex="6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fe7f5"/>
      <style:paragraph-properties fo:text-align="center"/>
    </style:style>
    <style:style style:name="P9" style:family="paragraph">
      <loext:graphic-properties draw:fill="solid" draw:fill-color="#1b75bc"/>
      <style:paragraph-properties fo:text-align="center"/>
    </style:style>
    <style:style style:name="P10" style:family="paragraph">
      <loext:graphic-properties draw:fill="solid" draw:fill-color="#bce4e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06d6f" fo:font-size="36pt" style:font-size-asian="36pt" style:font-size-complex="36pt"/>
    </style:style>
    <style:style style:name="P13" style:family="paragraph">
      <loext:graphic-properties draw:fill="none"/>
      <style:paragraph-properties fo:text-align="center"/>
      <style:text-properties fo:color="#006d6f" fo:font-size="36pt" style:font-size-asian="36pt" style:font-size-complex="36pt"/>
    </style:style>
    <style:style style:name="P14" style:family="paragraph">
      <loext:graphic-properties draw:fill-color="#ffffff"/>
      <style:text-properties fo:font-size="48pt" style:font-size-asian="48pt" style:font-size-complex="48pt"/>
    </style:style>
    <style:style style:name="P15" style:family="paragraph">
      <style:paragraph-properties fo:text-align="start" style:text-autospace="none"/>
      <style:text-properties style:font-name="Courier New1" fo:font-size="18pt" style:font-size-asian="18pt" style:font-size-complex="18pt"/>
    </style:style>
    <style:style style:name="P16" style:family="paragraph">
      <loext:graphic-properties draw:fill-color="#ffffff"/>
      <style:paragraph-properties fo:text-align="start" style:text-autospace="none"/>
      <style:text-properties style:font-name="Courier New1" fo:font-size="18pt" style:font-size-asian="18pt" style:font-size-complex="18pt"/>
    </style:style>
    <style:style style:name="P17" style:family="paragraph">
      <style:paragraph-properties fo:text-align="start" style:text-autospace="none"/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color="#006d6f" style:font-name="Source Sans Pro Black1"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6d6f" style:font-name="Source Sans Pro Black1" fo:font-size="32pt" style:font-size-asian="32pt" style:font-size-complex="32pt"/>
    </style:style>
    <style:style style:name="P21" style:family="paragraph">
      <style:paragraph-properties fo:text-align="center"/>
      <style:text-properties fo:color="#006d6f" style:font-name="Source Sans Pro Black1" fo:font-size="40pt" style:font-size-asian="32pt" style:font-size-complex="32pt"/>
    </style:style>
    <style:style style:name="P22" style:family="paragraph">
      <loext:graphic-properties draw:fill="none" draw:fill-color="#ffffff"/>
      <style:paragraph-properties fo:text-align="center"/>
      <style:text-properties fo:color="#006d6f" style:font-name="Source Sans Pro Black1" fo:font-size="40pt" style:font-size-asian="32pt" style:font-size-complex="32pt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start" style:text-autospace="none"/>
    </style:style>
    <style:style style:name="P26" style:family="paragraph">
      <loext:graphic-properties draw:fill-color="#ffffff"/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6d6f" style:font-name="Source Sans Pro Black1" fo:font-size="48pt" style:font-size-asian="48pt" style:font-size-complex="48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006d6f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006d6f"/>
    </style:style>
    <style:style style:name="T8" style:family="text">
      <style:text-properties fo:color="#1b75bc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cc7832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876aa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c66d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a8759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7832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c66d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6a8759" style:text-outline="false" style:text-line-through-style="none" style:text-line-through-type="none" style:font-name="Courier New" fo:font-size="18pt" fo:text-shadow="none" style:text-underline-style="none" fo:font-weight="900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9876aa" style:text-outline="false" style:text-line-through-style="none" style:text-line-through-type="none" style:font-name="Courier New" fo:font-size="18pt" fo:font-style="italic" fo:text-shadow="none" style:text-underline-style="none" fo:font-weight="900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a9b7c6" style:text-outline="false" style:text-line-through-style="none" style:text-line-through-type="none" style:font-name="Courier New" fo:font-size="18pt" fo:font-style="italic" fo:text-shadow="none" style:text-underline-style="none" fo:font-weight="900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d6f" style:font-name="Source Sans Pro Black1" fo:font-size="32pt" style:font-size-asian="32pt" style:font-size-complex="32pt"/>
    </style:style>
    <style:style style:name="T23" style:family="text">
      <style:text-properties fo:color="#006d6f" style:font-name="Source Sans Pro Black1" style:font-size-asian="32pt" style:font-size-complex="32pt"/>
    </style:style>
    <style:style style:name="T24" style:family="text">
      <style:text-properties fo:color="#ce181e" style:font-name="Source Sans Pro Black1" fo:font-style="italic" style:font-size-asian="32pt" style:font-style-asian="italic" style:font-size-complex="32pt" style:font-style-complex="italic"/>
    </style:style>
    <style:style style:name="T25" style:family="text">
      <style:text-properties fo:color="#006d6f" style:font-name="Source Sans Pro Black2" fo:font-size="36pt" fo:font-style="normal" style:font-size-asian="36pt" style:font-style-asian="normal" style:font-size-complex="36pt" style:font-style-complex="normal"/>
    </style:style>
    <style:style style:name="T26" style:family="text">
      <style:text-properties fo:color="#9876aa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c66d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a8759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ourier New1" fo:font-size="16pt" style:font-size-asian="16pt" style:font-size-complex="16pt"/>
    </style:style>
    <style:style style:name="T30" style:family="text">
      <style:text-properties fo:color="#000000" style:font-name="Courier New1" fo:font-size="16pt" fo:font-style="italic" style:font-size-asian="16pt" style:font-style-asian="italic" style:font-size-complex="16pt" style:font-style-complex="italic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style:font-name="Source Sans Pro Black1" fo:font-size="24pt" style:font-size-asian="24pt" style:font-size-complex="24pt"/>
    </style:style>
    <style:style style:name="T34" style:family="text">
      <style:text-properties style:font-name="Source Sans Pro Black1" fo:font-size="26pt" style:font-size-asian="26pt" style:font-size-complex="26pt"/>
    </style:style>
    <style:style style:name="T35" style:family="text">
      <style:text-properties fo:color="#cc7832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a9b7c6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9876aa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c66d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ce181e" fo:font-size="26pt" style:font-size-asian="26pt" style:font-size-complex="26pt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888a" fo:font-size="32pt" fo:font-style="italic" style:font-size-asian="32pt" style:font-style-asian="italic" style:font-size-complex="32pt" style:font-style-complex="italic"/>
    </style:style>
    <style:style style:name="T43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900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c7832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a9b7c6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876aa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808080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900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bb529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c66d" style:text-outline="false" style:text-line-through-style="none" style:text-line-through-type="none" style:font-name="Courier New" fo:font-size="16pt" fo:font-style="normal" fo:text-shadow="none" style:text-underline-style="none" fo:font-weight="900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72bf44" fo:font-size="26pt" style:font-size-asian="26pt" style:font-size-complex="26pt"/>
    </style:style>
    <style:style style:name="T52" style:family="text">
      <style:text-properties fo:color="#f04e4d" fo:font-size="26pt" style:font-size-asian="26pt" style:font-size-complex="26pt"/>
    </style:style>
    <style:style style:name="T53" style:family="text">
      <style:text-properties fo:color="#006d6f" style:font-name="Source Sans Pro Black1" fo:font-size="26pt" style:font-size-asian="26pt" style:font-size-complex="26pt"/>
    </style:style>
    <style:style style:name="T54" style:family="text">
      <style:text-properties fo:color="#00935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5" style:family="text">
      <style:text-properties fo:color="#72bf44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6" style:family="text">
      <style:text-properties fo:color="#006d6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AVA Serialization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Как послать, чтобы поняли и… ответили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лан курса</text:p>
          </draw:text-box>
        </draw:frame>
        <draw:frame presentation:style-name="pr4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2">Часть 1. Java Serialization API</text:span></text:p>
              </text:list-item>
              <text:list-item>
                <text:p text:style-name="P2"><text:span text:style-name="T2">Часть 2. XML</text:span></text:p>
              </text:list-item>
              <text:list-item>
                <text:p text:style-name="P2"><text:span text:style-name="T2">Часть 3. JS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2.337cm" presentation:class="subtitle" presentation:user-transformed="true">
          <draw:text-box>
            <text:p text:style-name="P4"><text:span text:style-name="T3">Что за звер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 presentation:user-transformed="true">
          <draw:text-box>
            <text:p><text:s/></text:p>
          </draw:text-box>
        </draw:frame>
        <draw:custom-shape draw:style-name="gr2" draw:text-style-name="P8" draw:layer="layout" svg:width="10.6cm" svg:height="5.4cm" svg:x="1.866cm" svg:y="7.6cm">
          <text:p text:style-name="P7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6.6cm" svg:height="5.6cm" svg:x="13.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4cm" svg:height="7.6cm" svg:x="18.8cm" svg:y="6.4cm">
          <text:p text:style-name="P7">byte[]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4cm" svg:height="2cm" svg:x="27.6cm" svg:y="2.2cm">
          <text:p text:style-name="P7">Файл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4cm" svg:height="2cm" svg:x="27.6cm" svg:y="5.8cm">
          <text:p text:style-name="P7">БД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4cm" svg:height="2cm" svg:x="27.6cm" svg:y="9.2cm">
          <text:p text:style-name="P7">Память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4cm" svg:height="2cm" svg:x="27.6cm" svg:y="12.8cm">
          <text:p text:style-name="P7">Сокет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4cm" svg:height="2cm" svg:x="27.6cm" svg:y="16.2cm">
          <text:p text:style-name="P7">СОМ-порт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cm" svg:x="22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0" draw:layer="layout" svg:width="6.6cm" svg:height="0.8cm" svg:x="12.2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1" draw:layer="layout" svg:width="5.134cm" svg:height="1.176cm" svg:x="12.466cm" svg:y="6.6cm">
          <draw:text-box>
            <text:p text:style-name="P7">Сериализация</text:p>
          </draw:text-box>
        </draw:frame>
        <draw:custom-shape draw:style-name="gr7" draw:text-style-name="P10" draw:layer="layout" svg:width="6.6cm" svg:height="0.8cm" svg:x="11.8cm" svg:y="12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1" draw:layer="layout" svg:width="5.917cm" svg:height="1.176cm" svg:x="12.483cm" svg:y="10.424cm">
          <draw:text-box>
            <text:p text:style-name="P7">Десериализация</text:p>
          </draw:text-box>
        </draw:frame>
        <draw:frame draw:style-name="gr9" draw:text-style-name="P13" draw:layer="layout" svg:width="13.6cm" svg:height="3.393cm" svg:x="1.2cm" svg:y="1.207cm">
          <draw:text-box>
            <text:p text:style-name="P12"><text:span text:style-name="T4">Все просто..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837cm" presentation:class="subtitle">
          <draw:text-box>
            <text:p text:style-name="P2"><text:span text:style-name="T1">The Devil Is in the Details…</text:span></text:p>
            <text:p text:style-name="P2"><text:span text:style-name="T1"/></text:p>
            <text:p text:style-name="P2"><text:span text:style-name="T5">… </text:span><text:span text:style-name="T6">что переводится как «нюансы - в мелочах»</text:span><text:span text:style-name="T5"> 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Часть 1. <text:span text:style-name="T1">Java Serialization API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 presentation:user-transformed="true">
          <draw:text-box>
            <text:p><text:span text:style-name="T7">Сериализация</text:span> (Serialization) — </text:p>
            <text:p><text:span text:style-name="T5">это процесс, который переводит объект в последовательность байтов, по которой затем его можно </text:span><text:span text:style-name="T8">полностью</text:span><text:span text:style-name="T5"> восстановить.</text:span></text:p>
            <text:p><text:span text:style-name="T5"/></text:p>
            <text:p text:style-name="P7"><text:span text:style-name="T4">Десериализация</text:span><text:span text:style-name="T5"> (Deserialization) —</text:span></text:p>
            <text:p text:style-name="P7"><text:span text:style-name="T5"><text:s/></text:span><text:span text:style-name="T5">восстановление объекта из байтовой последовательности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Ready? </text:p>
            <text:p>Set. </text:p>
            <text:p>Go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6" draw:layer="layout" svg:width="31.396cm" svg:height="18.2cm" svg:x="1.2cm" svg:y="1.2cm" presentation:class="subtitle" presentation:user-transformed="true">
          <draw:text-box>
            <text:p text:style-name="P15"><text:span text:style-name="T9">public class </text:span><text:span text:style-name="T10">User {</text:span><text:span text:style-name="T10"><text:line-break/></text:span><text:span text:style-name="T10"> <text:s text:c="3"/></text:span><text:span text:style-name="T9">private final </text:span><text:span text:style-name="T10">String </text:span><text:span text:style-name="T11">name</text:span><text:span text:style-name="T9">;</text:span><text:span text:style-name="T9"><text:line-break/></text:span><text:span text:style-name="T9"> <text:s text:c="3"/>private final </text:span><text:span text:style-name="T10">String </text:span><text:span text:style-name="T11">lastName</text:span><text:span text:style-name="T9">;</text:span><text:span text:style-name="T9"><text:line-break/></text:span><text:span text:style-name="T9"><text:line-break/></text:span><text:span text:style-name="T9"><text:line-break/></text:span><text:span text:style-name="T9"> <text:s text:c="3"/>public </text:span><text:span text:style-name="T12">User</text:span><text:span text:style-name="T10">(String name</text:span><text:span text:style-name="T9">, </text:span><text:span text:style-name="T10">String lastName) {</text:span><text:span text:style-name="T10"><text:line-break/></text:span><text:span text:style-name="T10"> <text:s text:c="7"/></text:span><text:span text:style-name="T9">this</text:span><text:span text:style-name="T10">.</text:span><text:span text:style-name="T11">name </text:span><text:span text:style-name="T10">= name</text:span><text:span text:style-name="T9">;</text:span><text:span text:style-name="T9"><text:line-break/></text:span><text:span text:style-name="T9"> <text:s text:c="7"/>this</text:span><text:span text:style-name="T10">.</text:span><text:span text:style-name="T11">lastName </text:span><text:span text:style-name="T10">= 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Name</text:span><text:span text:style-name="T10">() {</text:span><text:span text:style-name="T10"><text:line-break/></text:span><text:span text:style-name="T10"> <text:s text:c="7"/></text:span><text:span text:style-name="T9">return </text:span><text:span text:style-name="T11">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LastName</text:span><text:span text:style-name="T10">() {</text:span><text:span text:style-name="T10"><text:line-break/></text:span><text:span text:style-name="T10"> <text:s text:c="7"/></text:span><text:span text:style-name="T9">return </text:span><text:span text:style-name="T11">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toString</text:span><text:span text:style-name="T10">(){</text:span><text:span text:style-name="T10"><text:line-break/></text:span><text:span text:style-name="T10"> <text:s text:c="7"/></text:span><text:span text:style-name="T9">return </text:span><text:span text:style-name="T13">"{User[name=</text:span><text:span text:style-name="T9">\"</text:span><text:span text:style-name="T13">"</text:span><text:span text:style-name="T10">+</text:span><text:span text:style-name="T11">name</text:span><text:span text:style-name="T10">+</text:span><text:span text:style-name="T13">"</text:span><text:span text:style-name="T9">\"</text:span><text:span text:style-name="T13"> lastName=</text:span><text:span text:style-name="T9">\"</text:span><text:span text:style-name="T13">"</text:span><text:span text:style-name="T10">+</text:span><text:span text:style-name="T11">lastName</text:span><text:span text:style-name="T10">+</text:span><text:span text:style-name="T13">"</text:span><text:span text:style-name="T9">\"</text:span><text:span text:style-name="T13">]}"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8" draw:layer="layout" svg:width="29.996cm" svg:height="16.255cm" svg:x="1cm" svg:y="2.2cm" presentation:class="subtitle" presentation:user-transformed="true">
          <draw:text-box>
            <text:p text:style-name="P17"><text:span text:style-name="T14">public class </text:span><text:span text:style-name="T15">EntryPoint {</text:span><text:span text:style-name="T15"><text:line-break/></text:span><text:span text:style-name="T15"> <text:s text:c="3"/></text:span><text:span text:style-name="T14">public static void </text:span><text:span text:style-name="T16">main</text:span><text:span text:style-name="T15">(String[] args) </text:span><text:span text:style-name="T14">throws </text:span><text:span text:style-name="T15">IOException {</text:span><text:span text:style-name="T15"><text:line-break/></text:span><text:span text:style-name="T15"> <text:s text:c="7"/>ByteArrayOutputStream bos = </text:span><text:span text:style-name="T14">new </text:span><text:span text:style-name="T15">ByteArrayOutputStream()</text:span><text:span text:style-name="T14">;</text:span><text:span text:style-name="T14"><text:line-break/></text:span><text:span text:style-name="T14"> <text:s text:c="7"/></text:span><text:span text:style-name="T15">ObjectOutputStream oos = </text:span><text:span text:style-name="T14">new </text:span><text:span text:style-name="T15">ObjectOutputStream(bos)</text:span><text:span text:style-name="T14">;</text:span><text:span text:style-name="T14"><text:line-break/></text:span><text:span text:style-name="T14"> <text:s text:c="7"/></text:span><text:span text:style-name="T15">NotSerializableUser user = </text:span><text:span text:style-name="T14">new </text:span><text:span text:style-name="T15">NotSerializableUser(</text:span><text:span text:style-name="T17">"user_name_1"</text:span><text:span text:style-name="T14">, </text:span><text:span text:style-name="T17">"user_lastname_1"</text:span><text:span text:style-name="T15">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15">.println(user)</text:span><text:span text:style-name="T14">;</text:span><text:span text:style-name="T14"><text:line-break/></text:span><text:span text:style-name="T14"> <text:s text:c="7"/></text:span><text:span text:style-name="T15">oos.writeObject(user)</text:span><text:span text:style-name="T14">;</text:span><text:span text:style-name="T14"><text:line-break/></text:span><text:span text:style-name="T14"> <text:s text:c="7"/>byte</text:span><text:span text:style-name="T15">[] bytes = bos.toByteArray()</text:span><text:span text:style-name="T14">;</text:span><text:span text:style-name="T14"><text:line-break/></text:span><text:span text:style-name="T14"> <text:s text:c="7"/></text:span><text:span text:style-name="T15">String hex = javax.xml.bind.DatatypeConverter.</text:span><text:span text:style-name="T19">printHexBinary</text:span><text:span text:style-name="T15">(bytes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20">.println(hex)</text:span><text:span text:style-name="T21">;</text:span><text:span text:style-name="T21"><text:line-break/></text:span><text:span text:style-name="T21"> <text:s text:c="7"/></text:span><text:span text:style-name="T20">oos.flush()</text:span><text:span text:style-name="T21">;</text:span><text:span text:style-name="T21"><text:line-break/></text:span><text:span text:style-name="T21"> <text:s text:c="7"/></text:span><text:span text:style-name="T20">oos.close()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8" draw:layer="layout" svg:width="29.996cm" svg:height="16.255cm" svg:x="1cm" svg:y="2.2cm" presentation:class="subtitle" presentation:user-transformed="true">
          <draw:text-box>
            <text:p text:style-name="P17"><text:span text:style-name="T14">public class </text:span><text:span text:style-name="T15">EntryPoint {</text:span><text:span text:style-name="T15"><text:line-break/></text:span><text:span text:style-name="T15"> <text:s text:c="3"/></text:span><text:span text:style-name="T14">public static void </text:span><text:span text:style-name="T16">main</text:span><text:span text:style-name="T15">(String[] args) </text:span><text:span text:style-name="T14">throws </text:span><text:span text:style-name="T15">IOException {</text:span><text:span text:style-name="T15"><text:line-break/></text:span><text:span text:style-name="T15"> <text:s text:c="7"/>ByteArrayOutputStream bos = </text:span><text:span text:style-name="T14">new </text:span><text:span text:style-name="T15">ByteArrayOutputStream()</text:span><text:span text:style-name="T14">;</text:span><text:span text:style-name="T14"><text:line-break/></text:span><text:span text:style-name="T14"> <text:s text:c="7"/></text:span><text:span text:style-name="T15">ObjectOutputStream oos = </text:span><text:span text:style-name="T14">new </text:span><text:span text:style-name="T15">ObjectOutputStream(bos)</text:span><text:span text:style-name="T14">;</text:span><text:span text:style-name="T14"><text:line-break/></text:span><text:span text:style-name="T14"> <text:s text:c="7"/></text:span><text:span text:style-name="T15">NotSerializableUser user = </text:span><text:span text:style-name="T14">new </text:span><text:span text:style-name="T15">NotSerializableUser(</text:span><text:span text:style-name="T17">"user_name_1"</text:span><text:span text:style-name="T14">, </text:span><text:span text:style-name="T17">"user_lastname_1"</text:span><text:span text:style-name="T15">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15">.println(user)</text:span><text:span text:style-name="T14">;</text:span><text:span text:style-name="T14"><text:line-break/></text:span><text:span text:style-name="T14"> <text:s text:c="7"/></text:span><text:span text:style-name="T15">oos.writeObject(user)</text:span><text:span text:style-name="T14">;</text:span><text:span text:style-name="T14"><text:line-break/></text:span><text:span text:style-name="T14"> <text:s text:c="7"/>byte</text:span><text:span text:style-name="T15">[] bytes = bos.toByteArray()</text:span><text:span text:style-name="T14">;</text:span><text:span text:style-name="T14"><text:line-break/></text:span><text:span text:style-name="T14"> <text:s text:c="7"/></text:span><text:span text:style-name="T15">String hex = javax.xml.bind.DatatypeConverter.</text:span><text:span text:style-name="T19">printHexBinary</text:span><text:span text:style-name="T15">(bytes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20">.println(hex)</text:span><text:span text:style-name="T21">;</text:span><text:span text:style-name="T21"><text:line-break/></text:span><text:span text:style-name="T21"> <text:s text:c="7"/></text:span><text:span text:style-name="T20">oos.flush()</text:span><text:span text:style-name="T21">;</text:span><text:span text:style-name="T21"><text:line-break/></text:span><text:span text:style-name="T21"> <text:s text:c="7"/></text:span><text:span text:style-name="T20">oos.close()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}</text:span></text:p>
          </draw:text-box>
        </draw:frame>
        <draw:frame draw:style-name="gr10" draw:text-style-name="P20" draw:layer="layout" svg:width="18.6cm" svg:height="1.623cm" svg:x="5.6cm" svg:y="16.576cm">
          <draw:text-box>
            <text:p text:style-name="P19"><text:span text:style-name="T22">Будет работать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8" draw:layer="layout" svg:width="29.996cm" svg:height="16.255cm" svg:x="1cm" svg:y="2.2cm" presentation:class="subtitle" presentation:user-transformed="true">
          <draw:text-box>
            <text:p><text:s/></text:p>
          </draw:text-box>
        </draw:frame>
        <draw:frame draw:style-name="gr11" draw:text-style-name="P22" draw:layer="layout" svg:width="26.4cm" svg:height="15.455cm" svg:x="3.8cm" svg:y="3cm">
          <draw:text-box>
            <text:p text:style-name="P21"><text:span text:style-name="T23">НЕТ!</text:span></text:p>
            <text:p text:style-name="P21"><text:span text:style-name="T23"/></text:p>
            <text:p text:style-name="P21"><text:span text:style-name="T24">Exception in thread "main"</text:span></text:p>
            <text:p text:style-name="P21"><text:span text:style-name="T24"><text:s/></text:span><text:span text:style-name="T24">java.io.NotSerializableException</text:span></text:p>
            <text:p text:style-name="P21"><text:span text:style-name="T24"/></text:p>
            <text:p text:style-name="P7"><text:span text:style-name="T25">Что делать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Вариант 1 :</text:p>
            <text:p>реализовать интерфейс Serializabl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8" draw:layer="layout" svg:width="29.996cm" svg:height="16.561cm" svg:x="1.4cm" svg:y="2.039cm" presentation:class="subtitle" presentation:user-transformed="true">
          <draw:text-box>
            <text:p text:style-name="P17"><text:span text:style-name="T21">public class </text:span><text:span text:style-name="T20">GoodSerializableUser </text:span><text:span text:style-name="T21">implements </text:span><text:span text:style-name="T20">Serializable {</text:span><text:span text:style-name="T20"><text:line-break/></text:span><text:span text:style-name="T20"> <text:s text:c="3"/></text:span><text:span text:style-name="T21">private final </text:span><text:span text:style-name="T20">String </text:span><text:span text:style-name="T26">name</text:span><text:span text:style-name="T21">;</text:span><text:span text:style-name="T21"><text:line-break/></text:span><text:span text:style-name="T21"> <text:s text:c="3"/>private final </text:span><text:span text:style-name="T20">String </text:span><text:span text:style-name="T26">lastName</text:span><text:span text:style-name="T21">;</text:span><text:span text:style-name="T21"><text:line-break/></text:span><text:span text:style-name="T21"><text:line-break/></text:span><text:span text:style-name="T21"><text:line-break/></text:span><text:span text:style-name="T21"> <text:s text:c="3"/>public </text:span><text:span text:style-name="T27">GoodSerializableUser</text:span><text:span text:style-name="T20">(String name</text:span><text:span text:style-name="T21">, </text:span><text:span text:style-name="T20">String lastName) {</text:span><text:span text:style-name="T20"><text:line-break/></text:span><text:span text:style-name="T20"> <text:s text:c="7"/></text:span><text:span text:style-name="T21">this</text:span><text:span text:style-name="T20">.</text:span><text:span text:style-name="T26">name </text:span><text:span text:style-name="T20">= name</text:span><text:span text:style-name="T21">;</text:span><text:span text:style-name="T21"><text:line-break/></text:span><text:span text:style-name="T21"> <text:s text:c="7"/>this</text:span><text:span text:style-name="T20">.</text:span><text:span text:style-name="T26">lastName </text:span><text:span text:style-name="T20">= lastName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21">public </text:span><text:span text:style-name="T20">String </text:span><text:span text:style-name="T27">getName</text:span><text:span text:style-name="T20">() {</text:span><text:span text:style-name="T20"><text:line-break/></text:span><text:span text:style-name="T20"> <text:s text:c="7"/></text:span><text:span text:style-name="T21">return </text:span><text:span text:style-name="T26">name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21">public </text:span><text:span text:style-name="T20">String </text:span><text:span text:style-name="T27">getLastName</text:span><text:span text:style-name="T20">() {</text:span><text:span text:style-name="T20"><text:line-break/></text:span><text:span text:style-name="T20"> <text:s text:c="7"/></text:span><text:span text:style-name="T21">return </text:span><text:span text:style-name="T26">lastName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<text:line-break/></text:span><text:span text:style-name="T20"> <text:s text:c="3"/></text:span><text:span text:style-name="T21">public </text:span><text:span text:style-name="T20">String </text:span><text:span text:style-name="T27">toString</text:span><text:span text:style-name="T20">(){</text:span><text:span text:style-name="T20"><text:line-break/></text:span><text:span text:style-name="T20"> <text:s text:c="7"/></text:span><text:span text:style-name="T21">return </text:span><text:span text:style-name="T28">"{GoodSerializableUser[name=</text:span><text:span text:style-name="T21">\"</text:span><text:span text:style-name="T28">"</text:span><text:span text:style-name="T20">+</text:span><text:span text:style-name="T26">name</text:span><text:span text:style-name="T20">+</text:span><text:span text:style-name="T28">"</text:span><text:span text:style-name="T21">\"</text:span><text:span text:style-name="T28"> lastName=</text:span><text:span text:style-name="T21">\"</text:span><text:span text:style-name="T28">"</text:span><text:span text:style-name="T20">+</text:span><text:span text:style-name="T26">lastName</text:span><text:span text:style-name="T20">+</text:span><text:span text:style-name="T28">"</text:span><text:span text:style-name="T21">\"</text:span><text:span text:style-name="T28">]}"</text:span><text:span text:style-name="T21">;</text:span><text:span text:style-name="T21"><text:line-break/></text:span><text:span text:style-name="T21"> <text:s text:c="3"/></text:span><text:span text:style-name="T20">}</text:span><text:span text:style-name="T20"><text:line-break/></text:span><text:span text:style-name="T20">}</text:span></text:p>
          </draw:text-box>
        </draw:frame>
        <draw:frame draw:style-name="gr10" draw:text-style-name="P20" draw:layer="layout" svg:width="11.6cm" svg:height="1.623cm" svg:x="21cm" svg:y="8.4cm">
          <draw:text-box>
            <text:p text:style-name="P19"><text:span text:style-name="T22">Будет работать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24" draw:layer="layout" svg:width="33.33cm" svg:height="19.4cm" svg:x="0cm" svg:y="0.8cm" presentation:class="subtitle" presentation:user-transformed="true">
          <draw:text-box>
            <text:p text:style-name="P7">Да. Объект сериализуется</text:p>
            <text:p text:style-name="P23"><text:span text:style-name="T29"><text:s text:c="4"/></text:span><text:span text:style-name="T29">{GoodSerializableUser[name="user_name_1" lastName="user_lastname_1"]}</text:span></text:p>
            <text:p text:style-name="P23"><text:span text:style-name="T29"><text:s text:c="4"/></text:span><text:span text:style-name="T29">AC ED 00 05 73 72 00 22 72 75 </text:span></text:p>
            <text:p text:style-name="P23"><text:span text:style-name="T29"><text:s text:c="4"/></text:span><text:span text:style-name="T29">2E 63 6F 6D 6D 6F 6E 2E 64 74 </text:span></text:p>
            <text:p text:style-name="P23"><text:span text:style-name="T29"><text:s text:c="4"/></text:span><text:span text:style-name="T29">6F 2E 47 6F 6F 64 53 65 72 69 </text:span></text:p>
            <text:p text:style-name="P23"><text:span text:style-name="T29"><text:s text:c="4"/></text:span><text:span text:style-name="T29">61 6C 69 7A 61 62 6C 65 55 73 </text:span></text:p>
            <text:p text:style-name="P23"><text:span text:style-name="T29"><text:s text:c="4"/></text:span><text:span text:style-name="T29">65 72 13 C9 EB A2 D0 92 14 9A </text:span></text:p>
            <text:p text:style-name="P23"><text:span text:style-name="T29"><text:s text:c="4"/></text:span><text:span text:style-name="T29">02 00 02 4C 00 08 6C 61 73 74 </text:span></text:p>
            <text:p text:style-name="P23"><text:span text:style-name="T29"><text:s text:c="4"/></text:span><text:span text:style-name="T29">4E 61 6D 65 74 00 12 4C 6A 61 </text:span></text:p>
            <text:p text:style-name="P23"><text:span text:style-name="T29"><text:s text:c="4"/></text:span><text:span text:style-name="T29">76 61 2F 6C 61 6E 67 2F 53 74 </text:span></text:p>
            <text:p text:style-name="P23"><text:span text:style-name="T29"><text:s text:c="4"/></text:span><text:span text:style-name="T29">72 69 6E 67 3B 4C 00 04 6E 61 </text:span></text:p>
            <text:p text:style-name="P23"><text:span text:style-name="T29"><text:s text:c="4"/></text:span><text:span text:style-name="T29">6D 65 71 00 7E 00 01 78 70 74 </text:span></text:p>
            <text:p text:style-name="P23"><text:span text:style-name="T29"><text:s text:c="4"/></text:span><text:span text:style-name="T29">00 0F 75 73 65 72 5F 6C 61 73 </text:span></text:p>
            <text:p text:style-name="P23"><text:span text:style-name="T29"><text:s text:c="4"/></text:span><text:span text:style-name="T29">74 6E 61 6D 65 5F 31 74 00 0B </text:span></text:p>
            <text:p text:style-name="P23"><text:span text:style-name="T29"><text:s text:c="4"/></text:span><text:span text:style-name="T29">75 73 65 72 5F 6E 61 6D 65 5F </text:span></text:p>
            <text:p text:style-name="P23"><text:span text:style-name="T29"><text:s text:c="4"/></text:span><text:span text:style-name="T29">31 </text:span></text:p>
            <text:p text:style-name="P23"><text:span text:style-name="T29"/></text:p>
            <text:p text:style-name="P23"><text:span text:style-name="T29"><text:s text:c="4"/></text:span><text:span text:style-name="T29">Size = 131</text:span></text:p>
            <text:p text:style-name="P23"><text:span text:style-name="T29"><text:s text:c="2"/></text:span></text:p>
            <text:p text:style-name="P23"><text:span text:style-name="T30"><text:s text:c="4"/></text:span><text:span text:style-name="T30">Пояснения: байтовый массив записан в hex-формате и приведен к читаемому виду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24" draw:layer="layout" svg:width="33.396cm" svg:height="19.055cm" svg:x="0.204cm" svg:y="0.945cm" presentation:class="subtitle" presentation:user-transformed="true">
          <draw:text-box>
            <text:p text:style-name="P7">Рассмотрим байтовый массив подробнее</text:p>
            <text:p text:style-name="P23"><text:span text:style-name="T31"><text:s text:c="4"/></text:span><text:span text:style-name="T31">AC ED: </text:span><text:span text:style-name="T32">STREAM_MAGIC</text:span><text:span text:style-name="T31">. Используется прямая сериализация объектов</text:span></text:p>
            <text:p text:style-name="P23"><text:span text:style-name="T31"><text:s text:c="4"/></text:span><text:span text:style-name="T31">00 05: STREAM_VERSION. Версия сериализации.</text:span></text:p>
            <text:p text:style-name="P23"><text:span text:style-name="T31"><text:s text:c="4"/></text:span><text:span text:style-name="T31">0x73: TC_OBJECT. Обозначение нового объекта.</text:span></text:p>
            <text:p text:style-name="P23"><text:span text:style-name="T31"><text:s text:c="4"/></text:span><text:span text:style-name="T31">0x72: Начало описания класса </text:span><text:span text:style-name="T33">GoodSerializableUser — данный класс ассоциируется с объектом</text:span></text:p>
            <text:p text:style-name="P23"><text:span text:style-name="T33"><text:s text:c="3"/></text:span><text:span text:style-name="T33">00 22: Длина имени класса ru.common.</text:span><text:span text:style-name="T33">GoodSerializableUser </text:span></text:p>
            <text:p text:style-name="P23"><text:span text:style-name="T33"><text:s text:c="3"/></text:span><text:span text:style-name="T33">02: Флаги (строка 6, поз.1). В данном случае установлен флаг поддержки сериализации</text:span></text:p>
            <text:p text:style-name="P23"><text:span text:style-name="T33"><text:s text:c="4"/></text:span><text:span text:style-name="T33">00 02: число полей в классе</text:span></text:p>
            <text:p text:style-name="P23"><text:span text:style-name="T34"><text:s text:c="4"/></text:span><text:span text:style-name="T34">4C: код, закрепленный за java.lang.String (поле «lastName» пошло вперед <text:s/>по алфавиту)</text:span></text:p>
            <text:p text:style-name="P23"><text:span text:style-name="T34"><text:s text:c="4"/></text:span><text:span text:style-name="T34">00 08: длина имени поля</text:span></text:p>
            <text:p text:style-name="P23"><text:span text:style-name="T34"><text:s text:c="4"/>… </text:span><text:span text:style-name="T34">- и так далее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 presentation:user-transformed="true">
          <draw:text-box>
            <text:p text:style-name="P23"><text:span text:style-name="T34"><text:s text:c="4"/></text:span></text:p>
            <text:p text:style-name="P23"><text:span text:style-name="T34"><text:s text:c="2"/></text:span></text:p>
            <text:p text:style-name="P23"><text:span text:style-name="T34"><text:s text:c="4"/></text:span><text:span text:style-name="T34">JVM скрупулезно опишет не только все поля класса и их значения, но и все дерево наследования, вплоть до java.lang.Object</text:span></text:p>
            <text:p text:style-name="P23"><text:span text:style-name="T34"/></text:p>
            <text:p text:style-name="P23"><text:span text:style-name="T34"><text:s text:c="4"/></text:span></text:p>
            <text:p text:style-name="P23"><text:span text:style-name="T34"/></text:p>
            <text:p text:style-name="P23"><text:span text:style-name="T34"><text:s text:c="4"/></text:span><text:span text:style-name="T34">Примечание: подробно можно почитать здесь https://habr.com/ru/post/60317/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8.885cm" svg:x="1.2cm" svg:y="1.315cm" presentation:class="subtitle" presentation:user-transformed="true">
          <draw:text-box>
            <text:p>Пример:</text:p>
            <text:p text:style-name="P23"><text:span text:style-name="T35">public class </text:span><text:span text:style-name="T36">BasePerson </text:span><text:span text:style-name="T35">implements </text:span><text:span text:style-name="T36">Serializable{</text:span><text:span text:style-name="T36"><text:line-break/></text:span><text:span text:style-name="T36"> <text:s text:c="3"/></text:span><text:span text:style-name="T35">private final </text:span><text:span text:style-name="T36">String </text:span><text:span text:style-name="T37">name</text:span><text:span text:style-name="T35">;</text:span><text:span text:style-name="T35"><text:line-break/></text:span><text:span text:style-name="T35"><text:line-break/></text:span><text:span text:style-name="T35"> <text:s text:c="3"/>...</text:span><text:span text:style-name="T36"><text:line-break/></text:span><text:span text:style-name="T36">}</text:span></text:p>
            <text:p text:style-name="P25"><text:span text:style-name="T36"/></text:p>
            <text:p text:style-name="P23"><text:span text:style-name="T35">public class </text:span><text:span text:style-name="T36">FullPerson </text:span><text:span text:style-name="T35">extends </text:span><text:span text:style-name="T36">BasePerson </text:span><text:span text:style-name="T35">implements </text:span><text:span text:style-name="T36">Serializable{</text:span><text:span text:style-name="T36"><text:line-break/></text:span><text:span text:style-name="T36"> <text:s text:c="3"/></text:span><text:span text:style-name="T35">private final </text:span><text:span text:style-name="T36">String </text:span><text:span text:style-name="T37">lastName</text:span><text:span text:style-name="T35">;</text:span><text:span text:style-name="T35"><text:line-break/></text:span><text:span text:style-name="T35"><text:line-break/></text:span><text:span text:style-name="T35"> <text:s text:c="3"/>...</text:span><text:span text:style-name="T36"><text:line-break/></text:span><text:span text:style-name="T36">}</text:span></text:p>
            <text:p text:style-name="P23"><text:span text:style-name="T36"/></text:p>
            <text:p text:style-name="P23"><text:span text:style-name="T35">public class </text:span><text:span text:style-name="T36">User1 </text:span><text:span text:style-name="T35">extends </text:span><text:span text:style-name="T36">FullPerson </text:span><text:span text:style-name="T35">implements </text:span><text:span text:style-name="T36">Serializable{</text:span><text:span text:style-name="T36"><text:line-break/></text:span><text:span text:style-name="T36"> <text:s text:c="3"/></text:span><text:span text:style-name="T35">public </text:span><text:span text:style-name="T38">BadSerializableUser</text:span><text:span text:style-name="T36">(String name</text:span><text:span text:style-name="T35">, </text:span><text:span text:style-name="T36">String lastName) {</text:span><text:span text:style-name="T36"><text:line-break/></text:span><text:span text:style-name="T36"> <text:s text:c="7"/></text:span><text:span text:style-name="T35">super</text:span><text:span text:style-name="T36">(name</text:span><text:span text:style-name="T35">, </text:span><text:span text:style-name="T36">lastName)</text:span><text:span text:style-name="T35">;</text:span><text:span text:style-name="T35"><text:line-break/></text:span><text:span text:style-name="T35"> <text:s text:c="3"/></text:span><text:span text:style-name="T36">}</text:span><text:span text:style-name="T36"><text:line-break/></text:span><text:span text:style-name="T36">}</text:span></text:p>
            <text:p text:style-name="P25"><text:span text:style-name="T36"/></text:p>
            <text:p text:style-name="P25"><text:span text:style-name="T35">public class </text:span><text:span text:style-name="T36">User2 </text:span><text:span text:style-name="T35">implements </text:span><text:span text:style-name="T36">Serializable {</text:span><text:span text:style-name="T36"><text:line-break/></text:span><text:span text:style-name="T36"> <text:s text:c="3"/></text:span><text:span text:style-name="T35">private final </text:span><text:span text:style-name="T36">String </text:span><text:span text:style-name="T37">name</text:span><text:span text:style-name="T35">;</text:span><text:span text:style-name="T35"><text:line-break/></text:span><text:span text:style-name="T35"> <text:s text:c="3"/>private final </text:span><text:span text:style-name="T36">String </text:span><text:span text:style-name="T37">lastName</text:span><text:span text:style-name="T35">;</text:span><text:span text:style-name="T35"><text:line-break/></text:span><text:span text:style-name="T35"><text:line-break/></text:span><text:span text:style-name="T35"> <text:s text:c="3"/>...</text:span><text:span text:style-name="T36"><text:line-break/></text:span><text:span text:style-name="T36">}</text:span>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26" draw:layer="layout" svg:width="29.996cm" svg:height="16.255cm" svg:x="1.664cm" svg:y="0.837cm" presentation:class="subtitle" presentation:user-transformed="true">
          <draw:text-box>
            <text:p>Вопрос: какой класс следует использовать в данном типе сериализации — User1 или User2?</text:p>
            <text:p/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Метод toString вернет одинаковые результаты:</text:p>
            <text:p><text:span text:style-name="T39">{User1[name="user_name_1" lastName="user_lastname_1"]}</text:span></text:p>
            <text:p><text:span text:style-name="T39">{User2[name="user_name_1" lastName="user_lastname_1"]}</text:span></text:p>
            <text:p><text:span text:style-name="T39"/></text:p>
            <text:p><text:span text:style-name="T39">А вот итоговое количество байт будет разным:</text:span></text:p>
            <text:p><text:span text:style-name="T39">User1 - <text:s/>230</text:span></text:p>
            <text:p><text:span text:style-name="T39">User2 - 131</text:span></text:p>
            <text:p><text:span text:style-name="T39"/></text:p>
            <text:p><text:span text:style-name="T40">Почему?</text:span></text:p>
            <text:p><text:span text:style-name="T39"/></text:p>
            <text:p><text:span text:style-name="T39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У User1 длиннее цепочка наследования до java.lang.Object.</text:p>
            <text:p/>
            <text:p>Каждый фрейм данных будет съедать почти в 2 раза больше траффика без какой-либо смысловой нагрузки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Можно ли сэкономить еще траффик?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Да. Реализовать интерфейс Externalizable</text:p>
            <text:p/>
            <text:p><text:span text:style-name="T41">Данный интерфейс требует двух условий:</text:span></text:p>
            <text:p text:style-name="P23"><text:span text:style-name="T41"><text:s text:c="4"/></text:span><text:span text:style-name="T41">1. Наличие «пустого» конструктора по умолчанию.</text:span></text:p>
            <text:p text:style-name="P23"><text:span text:style-name="T41"><text:s text:c="4"/></text:span><text:span text:style-name="T41">2. Реализация методов </text:span><text:span text:style-name="T42">readObject</text:span><text:span text:style-name="T41"> и </text:span><text:span text:style-name="T42">writeObject</text:span>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7.856cm" svg:x="0.804cm" svg:y="1.399cm" presentation:class="subtitle" presentation:user-transformed="true">
          <draw:text-box>
            <text:p text:style-name="P25"><text:span text:style-name="T43"/></text:p>
            <text:p text:style-name="P25"><text:span text:style-name="T43"/></text:p>
            <text:p text:style-name="P25"><text:span text:style-name="T43"/></text:p>
            <text:p text:style-name="P25"><text:span text:style-name="T44">public class </text:span><text:span text:style-name="T45">ExternalizableUser </text:span><text:span text:style-name="T44">implements </text:span><text:span text:style-name="T45">Externalizable {</text:span><text:span text:style-name="T45"><text:line-break/></text:span><text:span text:style-name="T45"> <text:s text:c="3"/></text:span><text:span text:style-name="T44">private </text:span><text:span text:style-name="T45">String </text:span><text:span text:style-name="T46">name</text:span><text:span text:style-name="T44">;</text:span><text:span text:style-name="T44"><text:line-break/></text:span><text:span text:style-name="T44"> <text:s text:c="3"/>private </text:span><text:span text:style-name="T45">String </text:span><text:span text:style-name="T46">lastName</text:span><text:span text:style-name="T44">;</text:span><text:span text:style-name="T44"><text:line-break/></text:span><text:span text:style-name="T47"><text:line-break/></text:span><text:span text:style-name="T47"> <text:s text:c="3"/></text:span><text:span text:style-name="T44">public </text:span><text:span text:style-name="T45">ExternalizableUser() {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</text:span><text:span text:style-name="T44">public </text:span><text:span text:style-name="T45">ExternalizableUser(String name</text:span><text:span text:style-name="T44">, </text:span><text:span text:style-name="T45">String lastName) {</text:span><text:span text:style-name="T45"><text:line-break/></text:span><text:span text:style-name="T45"> <text:s text:c="7"/></text:span><text:span text:style-name="T44">this</text:span><text:span text:style-name="T45">.</text:span><text:span text:style-name="T46">name </text:span><text:span text:style-name="T45">= name</text:span><text:span text:style-name="T44">;</text:span><text:span text:style-name="T44"><text:line-break/></text:span><text:span text:style-name="T44"> <text:s text:c="7"/>this</text:span><text:span text:style-name="T45">.</text:span><text:span text:style-name="T46">lastName </text:span><text:span text:style-name="T45">= lastName</text:span><text:span text:style-name="T44">;</text:span><text:span text:style-name="T44"><text:line-break/></text:span><text:span text:style-name="T44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8">…</text:span><text:span text:style-name="T45"><text:line-break/></text:span><text:span text:style-name="T45"><text:line-break/></text:span><text:span text:style-name="T45"> <text:s text:c="3"/></text:span><text:span text:style-name="T49">@Override</text:span><text:span text:style-name="T49"><text:line-break/></text:span><text:span text:style-name="T49"> <text:s text:c="3"/></text:span><text:span text:style-name="T44">public void </text:span><text:span text:style-name="T50">writeExternal</text:span><text:span text:style-name="T45">(ObjectOutput out) </text:span><text:span text:style-name="T44">throws </text:span><text:span text:style-name="T45">IOException {</text:span><text:span text:style-name="T44"><text:line-break/></text:span><text:span text:style-name="T47"> <text:s text:c="7"/>out.writeObject(name);</text:span><text:span text:style-name="T47"><text:line-break/></text:span><text:span text:style-name="T47"> <text:s text:c="7"/>out.writeObject(lastName);</text:span><text:span text:style-name="T47"><text:line-break/></text:span><text:span text:style-name="T47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9">@Override</text:span><text:span text:style-name="T49"><text:line-break/></text:span><text:span text:style-name="T49"> <text:s text:c="3"/></text:span><text:span text:style-name="T44">public void </text:span><text:span text:style-name="T50">readExternal</text:span><text:span text:style-name="T45">(ObjectInput in) </text:span><text:span text:style-name="T44">throws </text:span><text:span text:style-name="T45">IOException</text:span><text:span text:style-name="T44">, </text:span><text:span text:style-name="T45">ClassNotFoundException{</text:span><text:span text:style-name="T44"><text:line-break/></text:span><text:span text:style-name="T47"> <text:s text:c="7"/>name = (String) in.readObject();</text:span><text:span text:style-name="T47"><text:line-break/></text:span><text:span text:style-name="T47"> <text:s text:c="7"/>lastName = (String) in.readObject();</text:span><text:span text:style-name="T47"><text:line-break/></text:span><text:span text:style-name="T47"> <text:s text:c="3"/></text:span><text:span text:style-name="T45">}</text:span><text:span text:style-name="T45"><text:line-break/></text:span><text:span text:style-name="T45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664cm" svg:y="0.837cm" presentation:class="subtitle">
          <draw:text-box>
            <text:p>Результат:</text:p>
            <text:p/>
            <text:p text:style-name="P23"><text:span text:style-name="T31">{GoodSerializableUser[name="user_name_1" lastName="user_lastname_1"]}</text:span></text:p>
            <text:p text:style-name="P23"><text:span text:style-name="T39"/></text:p>
            <text:p text:style-name="P23"><text:span text:style-name="T39">Количество байт во фрейме — </text:span><text:span text:style-name="T51">90</text:span><text:span text:style-name="T39"> ( было </text:span><text:span text:style-name="T52">131</text:span><text:span text:style-name="T39"> и </text:span><text:span text:style-name="T52">230</text:span><text:span text:style-name="T39"> соответственно)</text:span></text:p>
            <text:p text:style-name="P23"><text:span text:style-name="T39"/></text:p>
            <text:p text:style-name="P23"><text:span text:style-name="T39">Можно ли еще сэкономить?</text:span></text:p>
            <text:p text:style-name="P23"><text:span text:style-name="T39"/></text:p>
            <text:p text:style-name="P23"><text:span text:style-name="T39">Да, если не изобретать велосипед.</text:span></text:p>
            <text:p text:style-name="P23"><text:span text:style-name="T39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6.255cm" svg:x="1.004cm" svg:y="1.2cm" presentation:class="subtitle" presentation:user-transformed="true">
          <draw:text-box>
            <text:p text:style-name="P23"><text:span text:style-name="T44">public class </text:span><text:span text:style-name="T45">ExternalizableUser </text:span><text:span text:style-name="T44">implements </text:span><text:span text:style-name="T45">Externalizable {</text:span><text:span text:style-name="T45"><text:line-break/></text:span><text:span text:style-name="T45"> <text:s text:c="3"/></text:span><text:span text:style-name="T44">private </text:span><text:span text:style-name="T45">String </text:span><text:span text:style-name="T46">name</text:span><text:span text:style-name="T44">;</text:span><text:span text:style-name="T44"><text:line-break/></text:span><text:span text:style-name="T44"> <text:s text:c="3"/>private </text:span><text:span text:style-name="T45">String </text:span><text:span text:style-name="T46">lastName</text:span><text:span text:style-name="T44">;</text:span><text:span text:style-name="T44"><text:line-break/></text:span><text:span text:style-name="T47"><text:line-break/></text:span><text:span text:style-name="T47"> <text:s text:c="3"/></text:span><text:span text:style-name="T44">public </text:span><text:span text:style-name="T45">ExternalizableUser() {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</text:span><text:span text:style-name="T44">public </text:span><text:span text:style-name="T45">ExternalizableUser</text:span><text:span text:style-name="T45">(String name</text:span><text:span text:style-name="T44">, </text:span><text:span text:style-name="T45">String lastName) {</text:span><text:span text:style-name="T45"><text:line-break/></text:span><text:span text:style-name="T45"> <text:s text:c="7"/></text:span><text:span text:style-name="T44">this</text:span><text:span text:style-name="T45">.</text:span><text:span text:style-name="T46">name </text:span><text:span text:style-name="T45">= name</text:span><text:span text:style-name="T44">;</text:span><text:span text:style-name="T44"><text:line-break/></text:span><text:span text:style-name="T44"> <text:s text:c="7"/>this</text:span><text:span text:style-name="T45">.</text:span><text:span text:style-name="T46">lastName </text:span><text:span text:style-name="T45">= lastName</text:span><text:span text:style-name="T44">;</text:span><text:span text:style-name="T44"><text:line-break/></text:span><text:span text:style-name="T44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8">…</text:span><text:span text:style-name="T45"><text:line-break/></text:span><text:span text:style-name="T45"><text:line-break/></text:span><text:span text:style-name="T45"> <text:s text:c="3"/></text:span><text:span text:style-name="T49">@Override</text:span><text:span text:style-name="T49"><text:line-break/></text:span><text:span text:style-name="T49"> <text:s text:c="3"/></text:span><text:span text:style-name="T44">public void </text:span><text:span text:style-name="T50">writeExternal</text:span><text:span text:style-name="T45">(ObjectOutput out) </text:span><text:span text:style-name="T44">throws </text:span><text:span text:style-name="T45">IOException {</text:span><text:span text:style-name="T44"><text:line-break/></text:span><text:span text:style-name="T47"> <text:s text:c="7"/>out.writeObject(this);</text:span><text:span text:style-name="T47"><text:line-break/></text:span><text:span text:style-name="T47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9">@Override</text:span><text:span text:style-name="T49"><text:line-break/></text:span><text:span text:style-name="T49"> <text:s text:c="3"/></text:span><text:span text:style-name="T44">public void </text:span><text:span text:style-name="T50">readExternal</text:span><text:span text:style-name="T45">(ObjectInput in) </text:span><text:span text:style-name="T44">throws </text:span><text:span text:style-name="T45">IOException</text:span><text:span text:style-name="T44">, </text:span><text:span text:style-name="T45">ClassNotFoundException{</text:span><text:span text:style-name="T44"><text:line-break/></text:span><text:span text:style-name="T47"> <text:s text:c="7"/>in.readObject();</text:span><text:span text:style-name="T47"><text:line-break/></text:span><text:span text:style-name="T47"> <text:s text:c="3"/></text:span><text:span text:style-name="T45">}</text:span><text:span text:style-name="T45"><text:line-break/></text:span><text:span text:style-name="T45">}</text:span></text:p>
          </draw:text-box>
        </draw:frame>
        <draw:frame draw:style-name="gr12" draw:text-style-name="P27" draw:layer="layout" svg:width="20cm" svg:height="2.513cm" svg:x="2.4cm" svg:y="17.143cm">
          <draw:text-box>
            <text:p text:style-name="P23"><text:span text:style-name="T53">Количество байт во фрейме —</text:span><text:span text:style-name="T39"> </text:span><text:span text:style-name="T54">63</text:span><text:span text:style-name="T55"> <text:s text:c="20"/></text:span><text:span text:style-name="T56">Объясните этот факт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23:26:31.205000000</meta:creation-date>
    <meta:editing-duration>PT54M34S</meta:editing-duration>
    <meta:editing-cycles>9</meta:editing-cycles>
    <meta:generator>LibreOffice/5.4.3.2$Windows_X86_64 LibreOffice_project/92a7159f7e4af62137622921e809f8546db437e5</meta:generator>
    <dc:date>2021-05-18T02:28:43.089000000</dc:date>
    <meta:document-statistic meta:object-count="138"/>
  </office:meta>
</office:document-meta>
</file>